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1.296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text-properties style:font-name="Helvetica" fo:font-size="9pt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text-underline-style="none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7">%=TitreDocument=%</text:p>
      <text:p text:style-name="P2"/>
      <text:p text:style-name="P8">%=DecisionNumero=% %=Nip=%</text:p>
      <text:p text:style-name="P9">%=AyantDroit=%</text:p>
      <text:p text:style-name="P2"/>
      <text:p text:style-name="P2">%=TitreTiers=%</text:p>
      <text:p text:style-name="P10"/>
      <text:p text:style-name="P2">%=Paragraphe1=%</text:p>
      <text:p text:style-name="P10"/>
      <text:p text:style-name="P2">%=Paragraphe2=%</text:p>
      <text:p text:style-name="P10"/>
      <text:list xml:id="list31572494" text:style-name="L1">
        <text:list-item>
          <text:p text:style-name="P4">%=Paragraphe3=%</text:p>
        </text:list-item>
      </text:list>
      <text:p text:style-name="P10"/>
      <text:list xml:id="list31580548" text:continue-list="list31572494" text:style-name="L1">
        <text:list-item text:start-value="1">
          <text:p text:style-name="P13">%=remLineWhenBlank(Paragraphe4,1)=%</text:p>
        </text:list-item>
      </text:list>
      <text:p text:style-name="P10"/>
      <text:p text:style-name="P2">%=Paragraphe5=%</text:p>
      <text:p text:style-name="P2"><text:span text:style-name="T1">%#include </text:span><text:span text:style-name="T2">tableauPerseus</text:span><text:span text:style-name="T1">#%</text:span></text:p>
      <text:p text:style-name="P10"/>
      <text:p text:style-name="P2">%=Paragraphe6=%</text:p>
      <text:p text:style-name="P10"/>
      <text:p text:style-name="P2">%=Salutations=%</text:p>
      <text:p text:style-name="P10"/>
      <text:p text:style-name="P11">%#include signatureStandard#%</text:p>
      <text:p text:style-name="P14">%=pushToEnd()=%</text:p>
      <text:p text:style-name="P12">%=Reclamation=%</text:p>
      <text:p text:style-name="P6">%=Texte_Reclamation=%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%=Copie=%</text:p>
          </table:table-cell>
          <table:table-cell table:style-name="Tableau1.A1" office:value-type="string">
            <text:p text:style-name="P1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%=Annexe=%</text:p>
          </table:table-cell>
          <table:table-cell table:style-name="Tableau2.A1" office:value-type="string">
            <text:p text:style-name="P1">%=TexteAnnexe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3T11:40:57.81</dc:date>
    <meta:editing-cycles>58</meta:editing-cycles>
    <meta:editing-duration>PT1H59M16S</meta:editing-duration>
    <meta:document-statistic meta:table-count="2" meta:image-count="0" meta:object-count="0" meta:page-count="1" meta:paragraph-count="22" meta:word-count="29" meta:character-count="402"/>
    <meta:user-defined meta:name="Info 1"/>
    <meta:user-defined meta:name="Info 2"/>
    <meta:user-defined meta:name="Info 3"/>
    <meta:user-defined meta:name="Info 4"/>
  </office:meta>
</office:document-meta>
</file>